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tarSymbol1" svg:font-family="StarSymbol" style:font-charset="x-symbol"/>
    <style:font-face style:name="StarSymbol" svg:font-family="StarSymbol" style:font-pitch="variable" style:font-charset="x-symbol"/>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automatic-styles>
    <style:style style:name="P1" style:family="paragraph" style:parent-style-name="Standard">
      <style:text-properties fo:font-size="11pt" style:font-size-asian="11pt" style:font-size-complex="11pt"/>
    </style:style>
    <style:style style:name="P2" style:family="paragraph" style:parent-style-name="Standard" style:list-style-name="L1">
      <style:text-properties fo:font-size="11pt" style:font-size-asian="11pt" style:font-size-complex="11pt"/>
    </style:style>
    <style:style style:name="P3" style:family="paragraph" style:parent-style-name="Standard" style:list-style-name="L2">
      <style:text-properties fo:font-size="11pt" style:font-size-asian="11pt" style:font-size-complex="11pt"/>
    </style:style>
    <style:style style:name="P4" style:family="paragraph" style:parent-style-name="Standard" style:list-style-name="L3">
      <style:text-properties fo:font-size="11pt" style:font-size-asian="11pt" style:font-size-complex="11pt"/>
    </style:style>
    <style:style style:name="P5" style:family="paragraph" style:parent-style-name="Standard" style:list-style-name="L5">
      <style:text-properties fo:font-size="11pt" style:font-size-asian="11pt" style:font-size-complex="11pt"/>
    </style:style>
    <style:style style:name="P6" style:family="paragraph" style:parent-style-name="Standard" style:list-style-name="L6">
      <style:text-properties fo:font-size="11pt" style:font-size-asian="11pt" style:font-size-complex="11pt"/>
    </style:style>
    <style:style style:name="P7" style:family="paragraph" style:parent-style-name="Standard" style:list-style-name="L7">
      <style:text-properties fo:font-size="11pt" style:font-size-asian="11pt" style:font-size-complex="11pt"/>
    </style:style>
    <style:style style:name="P8" style:family="paragraph" style:parent-style-name="Standard" style:list-style-name="L8">
      <style:text-properties fo:font-size="11pt" style:font-size-asian="11pt" style:font-size-complex="11pt"/>
    </style:style>
    <style:style style:name="T1" style:family="text">
      <style:text-properties fo:font-size="11pt" style:font-size-asian="11pt" style:font-size-complex="11pt"/>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Web Based Platform for Management of Heterogeneous Medical Data”</text:p>
      <text:p text:style-name="P1">C.Ogescu, C.Plaisanu, D.Bistriceanu</text:p>
      <text:p text:style-name="P1"/>
      <text:p text:style-name="P1">Artykuł dotyczy systemu MIDAS, który umożliwia zdalny dostęp do danych medycznych przez lekarzy specjalistów oraz <text:s/>studentów w celach badawczych <text:s/>za pomocą internetu. System zarządza informacjami w formie tekstu lub obrazów statycznych i dynamicznych, w celu zoptymalizowania procesów diagnostycznych, które redukuje błędy medyczne i zwiększa jakość usług medycznych. </text:p>
      <text:p text:style-name="P1"/>
      <text:p text:style-name="P1">Dobrze zorganizowana baza medyczna może zminimalizować ludzkie błędy oraz dostarczać specjalistycznego środowiska do leczenia pacjentów, badań naukowych oraz edukacji. Platforma MIDAS umożliwia wyszukiwanie i przetwarzanie dostępnych danych. Stanowi bardzo dobre narzędzie do wymiany informacji pomiędzy specjalistami w dziedzinie medycyny jak i również między ludźmi chcącymi poszerzać swoją wiedzę. </text:p>
      <text:p text:style-name="P1">Głównymi modułami są:</text:p>
      <text:list xml:id="list32205872" text:style-name="L1">
        <text:list-item>
          <text:p text:style-name="P2">moduł zarządzający danymi</text:p>
        </text:list-item>
        <text:list-item>
          <text:p text:style-name="P2">moduł umożliwiający konsultacje między lekarzami</text:p>
        </text:list-item>
        <text:list-item>
          <text:p text:style-name="P2">moduł monitorujący portal widoczny tylko dla administratora</text:p>
        </text:list-item>
      </text:list>
      <text:p text:style-name="P1">Główne wymagania funkcjonalne jakie system spełnia to:</text:p>
      <text:list xml:id="list32374834" text:style-name="L2">
        <text:list-item>
          <text:p text:style-name="P3">Publikacja przypadków klinicznych</text:p>
          <text:p text:style-name="P3">Logowanie do systemu użytkowników mogących dodawać przypadki(lekarze). System dostarcza zdefiniowany przez specjalistów wzorce przypadków medycznych, które po wypełnieniu zostaje dodany do bazy. Następnie publikacja zostaje przesłana do innych lekarzy zajmujących się daną dziedziną lub do konkretnego specjalisty w formie zapytania.</text:p>
        </text:list-item>
        <text:list-item>
          <text:p text:style-name="P3">Wspomaganie badań nad trudnymi przypadkami</text:p>
        </text:list-item>
      </text:list>
      <text:p text:style-name="P1"><text:tab/>Możliwość dodawania komentarzy i opinii przez zarejestrowanych użytkowników, w celu pomocy</text:p>
      <text:p text:style-name="P1"><text:tab/>w rozwiązaniu danego przypadku. Monitorowanie przebiegu <text:s/>leczenia zamieszczonej sprawy.</text:p>
      <text:p text:style-name="Standard"><text:span text:style-name="T1">System określa 3 typy ról:</text:span></text:p>
      <text:list xml:id="list32708261" text:style-name="L3">
        <text:list-item>
          <text:p text:style-name="P4">Informatycy</text:p>
          <text:p text:style-name="P4">Monitorowanie i administracja systemem<text:tab/></text:p>
        </text:list-item>
        <text:list-item>
          <text:p text:style-name="P4">Użytkownicy(lekarze)</text:p>
          <text:p text:style-name="P4">Dostęp do danych medycznych, analiza danych, publikacje przypadków, diagnozowanie.</text:p>
        </text:list-item>
        <text:list-item>
          <text:p text:style-name="P4">Inni niezarejestrowani obserwatorzy</text:p>
          <text:p text:style-name="P4">Mają dostęp wyłącznie do publicznej sekcji.</text:p>
        </text:list-item>
      </text:list>
      <text:p text:style-name="P1">Z technicznego punktu widzenia system jest podzielony na dwie części:</text:p>
      <text:list xml:id="list33391019" text:style-name="L5">
        <text:list-item>
          <text:p text:style-name="P5">Warstwa danych</text:p>
          <text:p text:style-name="P5">MIDAS przekształca zarządzane dane na format, który jest dostępny z pod zapytań SQL. </text:p>
        </text:list-item>
        <text:list-item>
          <text:p text:style-name="P5">Warstwa prezentacji</text:p>
          <text:p text:style-name="P5">Wyświetlanie interfejsu użytkownika oraz walidacja wprowadzanych danych</text:p>
        </text:list-item>
      </text:list>
      <text:p text:style-name="P1">Platforma została stworzona z zastosowaniem restrykcyjnych wymogów bezpieczeństwa. Zapewnia prywatność i poufność poprzez szyfrowanie informacji w bazie danych. Identyfikacja za pomocą plików DICOM. Ograniczony dostęp dla niezarejestrowanych. Weryfikacja osób chcących się zarejestrować.</text:p>
      <text:p text:style-name="P1"/>
      <text:p text:style-name="P1">„An integrated system for the menagement of medical data”</text:p>
      <text:p text:style-name="P1">F.Adamo, F.Attivissimo, A.Di Nisio</text:p>
      <text:p text:style-name="P1"/>
      <text:p text:style-name="P1">Celem artykułu jest przedstawienie systemu automatycznego przetwarzania danych medycznych przy niskim koszcie obliczeniowym. Zaproponowany algorytm sprawdził się dla typowych dokumentów używanych w szpitalach. </text:p>
      <text:p text:style-name="P1">Dotychczasowe algorytmy stosowane w zarządzaniu i przetwarzaniu informacjami (bottom-up, top-down i mieszanki tych dwóch),są dość złożone obliczeniowo, <text:s/>wykazują dobrą skuteczność ale tylko w przypadkach konkretnych modeli danych. Gdy jednak mamy do czynienia ze zróżnicowanymi formami zapisu danych z różnych jednostek medyczny potrzebujemy systemu zapewniającego większą elastyczność, dobrą dokładność przy rozsądnej szybkość i niskich kosztach obliczeniowych.</text:p>
      <text:p text:style-name="P1">Zaproponowany zintegrowany system standaryzuje zróżnicowane dane w formach papierowych lub elektronicznych do wygodnego formatu XML. Głównym celem jaki sobie stawia jest konwersja wyników analiz klinicznych i testów laboratoryjnych w hierarchię komponentów takich jak dane pacjenta czy dane <text:soft-page-break/>jednostki medycznej, w indeksacji i wyciągnięcia potrzebnych informacji z dokumentów medycznych. Wynikiem są dokumenty XML owe, za pomocą których stworzona będzie zestandaryzowana baza ułatwiająca badania i diagnozowanie.</text:p>
      <text:p text:style-name="P1">W pierwszym kroku następuje analiza układu zeskanowanego dokumentu. Strona zostaje podzielona na liniowe bloki, a każda linia na bloki tekstu. Oddzielone zostają marginesy, nagłówki teksty i grafiki. Czyści stronę usuwając niechciane artefakty i grafiki. Analizuje zawartość w poszukiwaniu kolumn danych medycznych. Następnie odnalezione linie tekstu dzielone są na wyrazy i poddawane analizie syntaktycznej i semantycznej za pomocą systemu rozpoznającego znaki.</text:p>
      <text:p text:style-name="P1">Takie podejście pozwala w szybki otrzymać zestaw danych medycznych w formie elektronicznej, odpowiednio indeksowany i łatwy <text:s/>w interpretacji. </text:p>
      <text:p text:style-name="P1"/>
      <text:p text:style-name="P1">„Data Storage and Management Requirements for the Multimedia Computer-Based Patient Medical Record”</text:p>
      <text:p text:style-name="P1">William B. Hanlon, Ethan F. Fener</text:p>
      <text:p text:style-name="P1"/>
      <text:p text:style-name="P1">Artykuł dotyczy nowego sposobu przedstawiania danych medycznych, tzw. Computer-Based Patient Medical Record(CPR). W związku z rozwojem systemów medycznych, w pełni zintegrowane systemy opieki zdrowotnej, dostarczające kompletny zakres usług, pozwalające na zdalny dostęp do danych z poza jednostki, łącząca ze sobą różnych specjalistów. W związku z tym nowa metoda zarządzania informacjami stała się konieczna. Dotychczas dane przechowywane były w formie tekstów i dokumentów. Nowa koncepcja zakłada gromadzenie CPR w postaci modułów. CPR będą zawierać wszystkie ważne informacje o pacjencie(tekst, video, audio, itd.) i będą dostępne zdalnie przez autoryzowanych pracowników medycznych.</text:p>
      <text:p text:style-name="P1">Z technicznego punktu widzenia, wyzwaniem jest przedstawianie, przechowywanie, transmisja i wizualizacja tych danych w sposób efektywny.</text:p>
      <text:p text:style-name="P1">Jednym z problemów w rozwoju CRP było przechowywanie obrazów medyczny, które często muszą być przechowywane 7 – 10 lat lub nawet dłużej. Ilość danych z tomografów czy rezonansu magnetycznego jest na tyle duża, że występują problemy z ich przechowywaniem. Na szczęście w szpitalach specjalizujących się w badaniach radiologicznych rozwinięte zostały odpowiednie systemy rozwiązujące ten problem(PACS - Picture Archiving and Communications Systems). </text:p>
      <text:p text:style-name="P1">Ich architektura składa się z pięciu części:</text:p>
      <text:list xml:id="list41469650" text:style-name="L6">
        <text:list-item>
          <text:p text:style-name="P6">akwizycja obrazów</text:p>
          <text:p text:style-name="P6">Trzy metody: digitalizacja filmów analogowych, pobieranie klatek z sekwencji video i bezpośrednie nagrywanie. Ostatnia metoda jest najbardziej preferowana. Może być automatyzowana za pomocą interfejsów między sprzętem nagrywającym a serwerem (AS - acquisition server). Pomimo, iż często wymagane są dedykowane interfejsy, bardziej powszechne stają się interfejsy zestandaryzowane np.</text:p>
        </text:list-item>
        <text:list-item>
          <text:p text:style-name="P6">DICOM(Digital Imaging and Communications in Medicine). Dane po walidacji zostają powiązane z odpowiednim CRP pacjenta, zapomocą AS lub RIS(radiology information system).</text:p>
        </text:list-item>
        <text:list-item>
          <text:p text:style-name="P6">Przechowywanie</text:p>
          <text:p text:style-name="P6">Dane najpierw zapisywane są na AS lub dyskach magnetycznych. Potem zostają przeniesione do specjalnego hierarchical storage manager (HSM), który odpowiada za przenoszenie danych miedzy bazami w zależności gdzie są potrzebne.</text:p>
        </text:list-item>
        <text:list-item>
          <text:p text:style-name="P6">zarządzanie bazą</text:p>
          <text:p text:style-name="P6">Bazy danych muszą mieć możliwość komunikacji ze sobą, którą zapewniają HIS, RIS czy też</text:p>
          <text:p text:style-name="P6">Image Menagenent and Communications system (IMACS)</text:p>
        </text:list-item>
        <text:list-item>
          <text:p text:style-name="P6">wyświetlanie danych</text:p>
          <text:p text:style-name="P6">Głównym elementem są stacje robocze. Dostarcza interfejs z użytkownikiem i często bywa jedynym </text:p>
          <text:p text:style-name="P6">komponentem systemu jaki widzi. Implementowane są na różnych platformach. Wyświetlane informacje są dostosowywane w zależności od kasy użytkownika(dziedziny medycyny jaką się zajmuje)</text:p>
        </text:list-item>
        <text:list-item>
          <text:p text:style-name="P6">sieć</text:p>
          <text:p text:style-name="P6">Ze względu na to, iż obrazy medyczne mogą zbytnio obciążać sieć, tworzone są dodatkowe szybkie sieci dla specjalistycznego użytku takiego jak np. ważne konsultacje radiologiczne.</text:p>
        </text:list-item>
      </text:list>
      <text:p text:style-name="P1">Rozwiązania dla CRP w dużej mierze czerpią z doświadczeń systemów przetwarzających obrazy. Po zebraniu danych nastąpi ich walidacja, przetworzenie. Będą przechowywane lokalnie. Dopiero na wyższym poziomie zarządzania są selekcjonowane z innymi danymi i zapisywane jako CRP w szpitalnych systemach informatycznych(HIS). Następnie po przeniesieniu do repozytoriów danych są zdalnie dostępne przez autoryzowanych użytkowników w stacjach roboczych w zależności od dziedziny medycyny jaką się zajmują.</text:p>
      <text:p text:style-name="P1"/>
      <text:p text:style-name="P1"><text:soft-page-break/>Architektura systemu zarządzania i przechowywania CRP cechuje się następującymi właściwościami:</text:p>
      <text:list xml:id="list43700371" text:style-name="L7">
        <text:list-item>
          <text:p text:style-name="P7">architektura klient/server</text:p>
          <text:p text:style-name="P7">Wiele stacji roboczy musi mieć dostęp do różnych CRP, rozmieszczonych na specjalistycznych serwera w sieci.</text:p>
        </text:list-item>
        <text:list-item>
          <text:p text:style-name="P7">dostępność na różne platformy</text:p>
          <text:p text:style-name="P7">Należy brać pod uwagę dużą różnorodność na rynku sprzętu i oprogramowania.</text:p>
        </text:list-item>
        <text:list-item>
          <text:p text:style-name="P7">komunikacja oparta na standardach</text:p>
          <text:p text:style-name="P7">Główną rolę odgrywają standardy DICOM-3.0 Health-Level Seven(HL7). DICOM jest szczególnie użyteczny, gdyż ułatwia komunikację pomiędzy różnymi sprzętami:skanerami, drukarkami, bazami danych, operując na obiektach informacji. Standard ten jest szeroko akceptowany przez producentów sprzętu jak i użytkowników.</text:p>
        </text:list-item>
        <text:list-item>
          <text:p text:style-name="P7">Obiektowość</text:p>
          <text:p text:style-name="P7">CRP jest zdefiniowany w postaci encji, zawiera dane i metadane, przechowywany i przesyłany w formie obiektu informacji.</text:p>
        </text:list-item>
        <text:list-item>
          <text:p text:style-name="P7">Skalowalność</text:p>
          <text:p text:style-name="P7">Ilość stacji roboczych czy danych może się dynamicznie zmieniać więc system powinien poradzić sobie z zarządzaniem niezależnie od przyrostu ilości informacji.</text:p>
        </text:list-item>
      </text:list>
      <text:p text:style-name="P1">Ostatnim przystankiem przepływie CRP są repozytoria danych(DR). DR powinny mieć większość funkcjonalności z HSM ale istnieje kilka różnic, o których należy pamiętać. Przede wszystkim „generator” danych nie jest nigdy tym co wysyła zapytanie o dane i gdzie są one szeroko rozproszone. Kolejną różnicą są protokoły komunikacyjne. HSM używa protokołów niskiego poziomu takich jak: NFS,FTP, a DR preferuje HL7 oraz DICOM. DR powinno mieć możliwość przechowywać informację w sposób w pełni z automatyzowany, na nośnikach najbardziej odpowiednich do tego(np. Obrazy radiologiczne najczęściej przechowywane są na dyskach optycznych, dane tekstowe na dyskach magnetycznych itd.). Z tego względy wiele typów nośników może byś stosowanych przy DR, który powinien być w stanie obsługiwać zapytania do odpowiednich urządzeń przechowujących. Ponadto DR powinny być rozszerzalne, skalowalne z dużą niezawodnością. Ważnym elementem jest również obsługa redundantnych kopi.</text:p>
      <text:p text:style-name="P1">Innymi zagadnieniami o których należy pamiętać, są:</text:p>
      <text:list xml:id="list20693603" text:style-name="L8">
        <text:list-item>
          <text:p text:style-name="P8">kompresja danych</text:p>
          <text:p text:style-name="P8">Repozytoria powinny mieć możliwość wyboru czy zastosować kompresję czy nie, ze względy na obrazy, które wymagają dokładności.</text:p>
        </text:list-item>
        <text:list-item>
          <text:p text:style-name="P8">koszt</text:p>
          <text:p text:style-name="P8">Solidny tworzony CRP będzie w szybki sposób rekompensował pozostałe koszta związane ze wzrostem wydajności, związane z zapotrzebowaniem klientów.</text:p>
        </text:list-item>
        <text:list-item>
          <text:p text:style-name="P8">bezpieczeństwo</text:p>
          <text:p text:style-name="P8">Dane powinny chronić dane przed niepowołanym dostępem. Dlatego też system zarządzający </text:p>
          <text:p text:style-name="P8">powinien zapewniać autoryzacje, szyfrowanie itd. Zaproponowana została technologia umożliwiająca pacjentom dostęp do swoich danych tzw. „smart card”</text:p>
        </text:list-item>
        <text:list-item>
          <text:p text:style-name="P8">wydajność</text:p>
          <text:p text:style-name="P8">Główne kryterium, obok interfejsu, najważniejsze dla użytkownika. Ważny punkt rozważań w tworzeniu systemu.</text:p>
        </text:list-item>
      </text:list>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1" svg:font-family="StarSymbol" style:font-charset="x-symbol"/>
    <style:font-face style:name="StarSymbol" svg:font-family="StarSymbol" style:font-pitch="variable" style:font-charset="x-symbol"/>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letter-kerning="true" style:font-name-asian="Arial Unicode MS"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fo:keep-with-next="always"/>
      <style:text-properties style:font-name="Arial" fo:font-size="14pt" style:font-name-asian="Arial Unicode MS"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Witold Baran</meta:initial-creator>
    <meta:creation-date>2011-11-28T22:16:48.53</meta:creation-date>
    <dc:date>2011-11-30T01:41:46.48</dc:date>
    <dc:creator>Witold Baran</dc:creator>
    <meta:editing-duration>PT14H24M27S</meta:editing-duration>
    <meta:editing-cycles>2</meta:editing-cycles>
    <meta:generator>OpenOffice.org/3.3$Win32 OpenOffice.org_project/330m20$Build-9567</meta:generator>
    <meta:document-statistic meta:table-count="0" meta:image-count="0" meta:object-count="0" meta:page-count="3" meta:paragraph-count="76" meta:word-count="1360" meta:character-count="10409"/>
  </office:meta>
</office:document-meta>
</file>